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8.09mm" svg:y="91.05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Raw: 18438 <text:s text:c="3"/>sampled: 1856.854 <text:s text:c="2"/>given: 3800 <text:s text:c="2"/>gain: 2.04647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8438 <text:s text:c="3"/>sampled: 1856.854 <text:s text:c="2"/>given: 3800 <text:s text:c="2"/>gain: 2.04647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469 <text:s text:c="3"/>sampled: 1759.268 <text:s text:c="2"/>given: 3600 <text:s text:c="2"/>gain: 2.04630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470 <text:s text:c="3"/>sampled: 1759.369 <text:s text:c="2"/>given: 3600 <text:s text:c="2"/>gain: 2.04618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497 <text:s text:c="3"/>sampled: 1661.38 <text:s text:c="2"/>given: 3400 <text:s text:c="2"/>gain: 2.04649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497 <text:s text:c="3"/>sampled: 1661.38 <text:s text:c="2"/>given: 3400 <text:s text:c="2"/>gain: 2.04649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526 <text:s text:c="3"/>sampled: 1563.593 <text:s text:c="2"/>given: 3200 <text:s text:c="2"/>gain: 2.04656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526 <text:s text:c="3"/>sampled: 1563.593 <text:s text:c="2"/>given: 3200 <text:s text:c="2"/>gain: 2.04656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557 <text:s text:c="3"/>sampled: 1466.006 <text:s text:c="2"/>given: 3000 <text:s text:c="2"/>gain: 2.04637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556 <text:s text:c="3"/>sampled: 1465.906 <text:s text:c="2"/>given: 3000 <text:s text:c="2"/>gain: 2.04651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587 <text:s text:c="3"/>sampled: 1368.32 <text:s text:c="2"/>given: 2800 <text:s text:c="2"/>gain: 2.04630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587 <text:s text:c="3"/>sampled: 1368.32 <text:s text:c="2"/>given: 2800 <text:s text:c="2"/>gain: 2.04630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16 <text:s text:c="3"/>sampled: 1270.532 <text:s text:c="2"/>given: 2600 <text:s text:c="2"/>gain: 2.04638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15 <text:s text:c="3"/>sampled: 1270.432 <text:s text:c="2"/>given: 2600 <text:s text:c="2"/>gain: 2.046549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646 <text:s text:c="3"/>sampled: 1172.845 <text:s text:c="2"/>given: 2400 <text:s text:c="2"/>gain: 2.04630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646 <text:s text:c="3"/>sampled: 1172.845 <text:s text:c="2"/>given: 2400 <text:s text:c="2"/>gain: 2.04630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676 <text:s text:c="3"/>sampled: 1075.159 <text:s text:c="2"/>given: 2200 <text:s text:c="2"/>gain: 2.0462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676 <text:s text:c="3"/>sampled: 1075.159 <text:s text:c="2"/>given: 2200 <text:s text:c="2"/>gain: 2.0462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46472" calcext:value-type="float">
            <text:p>2.046472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472" calcext:value-type="float">
            <text:p>2.046472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305" calcext:value-type="float">
            <text:p>2.046305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188" calcext:value-type="float">
            <text:p>2.046188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491" calcext:value-type="float">
            <text:p>2.046491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491" calcext:value-type="float">
            <text:p>2.046491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569" calcext:value-type="float">
            <text:p>2.046569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569" calcext:value-type="float">
            <text:p>2.046569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376" calcext:value-type="float">
            <text:p>2.046376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516" calcext:value-type="float">
            <text:p>2.046516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305" calcext:value-type="float">
            <text:p>2.046305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305" calcext:value-type="float">
            <text:p>2.046305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386" calcext:value-type="float">
            <text:p>2.046386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549" calcext:value-type="float">
            <text:p>2.046549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305" calcext:value-type="float">
            <text:p>2.046305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305" calcext:value-type="float">
            <text:p>2.046305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21" calcext:value-type="float">
            <text:p>2.04621</text:p>
          </table:table-cell>
          <table:table-cell table:number-columns-repeated="6"/>
        </table:table-row>
        <table:table-row table:style-name="ro1">
          <table:table-cell table:style-name="Default" office:value-type="float" office:value="2.04621" calcext:value-type="float">
            <text:p>2.0462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4635" calcext:value-type="float">
            <text:p>2.04635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100A</text:p>
          </table:table-cell>
          <table:table-cell table:style-name="ce1" office:value-type="string" calcext:value-type="string">
            <text:p>100A Average</text:p>
          </table:table-cell>
          <table:table-cell table:style-name="ce1" office:value-type="string" calcext:value-type="string">
            <text:p>V on 500u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calculated current</text:p>
          </table:table-cell>
          <table:table-cell/>
          <table:table-cell table:style-name="ce1" office:value-type="string" calcext:value-type="string">
            <text:p>Gain 100</text:p>
          </table:table-cell>
        </table:table-row>
        <table:table-row table:style-name="ro1">
          <table:table-cell office:value-type="float" office:value="2348.108" calcext:value-type="float">
            <text:p>2348.108</text:p>
          </table:table-cell>
          <table:table-cell table:formula="of:=AVERAGE([.A49:.A69])" office:value-type="float" office:value="2347.61876190476" calcext:value-type="float">
            <text:p>2347.61876190476</text:p>
          </table:table-cell>
          <table:table-cell office:value-type="float" office:value="50.291" calcext:value-type="float">
            <text:p>50.291</text:p>
          </table:table-cell>
          <table:table-cell table:formula="of:=AVERAGE([.C49:.C52])" office:value-type="float" office:value="50.2825" calcext:value-type="float">
            <text:p>50.2825</text:p>
          </table:table-cell>
          <table:table-cell table:formula="of:=[.D49]*2" office:value-type="float" office:value="100.565" calcext:value-type="float">
            <text:p>100.565</text:p>
          </table:table-cell>
          <table:table-cell/>
          <table:table-cell table:formula="of:=[.E49]/[.B49]" office:value-type="float" office:value="0.0428370234690089" calcext:value-type="float">
            <text:p>0.042837023469009</text:p>
          </table:table-cell>
        </table:table-row>
        <table:table-row table:style-name="ro1">
          <table:table-cell office:value-type="float" office:value="2347.302" calcext:value-type="float">
            <text:p>2347.302</text:p>
          </table:table-cell>
          <table:table-cell/>
          <table:table-cell office:value-type="float" office:value="50.281" calcext:value-type="float">
            <text:p>50.281</text:p>
          </table:table-cell>
          <table:table-cell table:number-columns-repeated="4"/>
        </table:table-row>
        <table:table-row table:style-name="ro1">
          <table:table-cell office:value-type="float" office:value="2347.302" calcext:value-type="float">
            <text:p>2347.302</text:p>
          </table:table-cell>
          <table:table-cell/>
          <table:table-cell office:value-type="float" office:value="50.28" calcext:value-type="float">
            <text:p>50.28</text:p>
          </table:table-cell>
          <table:table-cell table:number-columns-repeated="4"/>
        </table:table-row>
        <table:table-row table:style-name="ro1">
          <table:table-cell office:value-type="float" office:value="2347.202" calcext:value-type="float">
            <text:p>2347.202</text:p>
          </table:table-cell>
          <table:table-cell/>
          <table:table-cell office:value-type="float" office:value="50.278" calcext:value-type="float">
            <text:p>50.278</text:p>
          </table:table-cell>
          <table:table-cell table:number-columns-repeated="4"/>
        </table:table-row>
        <table:table-row table:style-name="ro1">
          <table:table-cell office:value-type="float" office:value="2348.511" calcext:value-type="float">
            <text:p>2348.511</text:p>
          </table:table-cell>
          <table:table-cell table:number-columns-repeated="6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6"/>
        </table:table-row>
        <table:table-row table:style-name="ro1">
          <table:table-cell office:value-type="float" office:value="2347.906" calcext:value-type="float">
            <text:p>2347.906</text:p>
          </table:table-cell>
          <table:table-cell table:number-columns-repeated="6"/>
        </table:table-row>
        <table:table-row table:style-name="ro1">
          <table:table-cell office:value-type="float" office:value="2348.208" calcext:value-type="float">
            <text:p>2348.208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7.806" calcext:value-type="float">
            <text:p>2347.806</text:p>
          </table:table-cell>
          <table:table-cell table:number-columns-repeated="6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1">
          <table:table-cell office:value-type="float" office:value="2347.604" calcext:value-type="float">
            <text:p>2347.604</text:p>
          </table:table-cell>
          <table:table-cell table:number-columns-repeated="6"/>
        </table:table-row>
        <table:table-row table:style-name="ro1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1">
          <table:table-cell office:value-type="float" office:value="2347.504" calcext:value-type="float">
            <text:p>2347.504</text:p>
          </table:table-cell>
          <table:table-cell table:number-columns-repeated="6"/>
        </table:table-row>
        <table:table-row table:style-name="ro1">
          <table:table-cell office:value-type="float" office:value="2347.403" calcext:value-type="float">
            <text:p>2347.403</text:p>
          </table:table-cell>
          <table:table-cell table:number-columns-repeated="6"/>
        </table:table-row>
        <table:table-row table:style-name="ro1">
          <table:table-cell office:value-type="float" office:value="2347.705" calcext:value-type="float">
            <text:p>2347.705</text:p>
          </table:table-cell>
          <table:table-cell table:number-columns-repeated="6"/>
        </table:table-row>
        <table:table-row table:style-name="ro1">
          <table:table-cell office:value-type="float" office:value="2348.108" calcext:value-type="float">
            <text:p>2348.108</text:p>
          </table:table-cell>
          <table:table-cell table:number-columns-repeated="6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6"/>
        </table:table-row>
        <table:table-row table:style-name="ro1">
          <table:table-cell office:value-type="float" office:value="2347.202" calcext:value-type="float">
            <text:p>2347.202</text:p>
          </table:table-cell>
          <table:table-cell table:number-columns-repeated="6"/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number-columns-repeated="6"/>
        </table:table-row>
        <table:table-row table:style-name="ro1">
          <table:table-cell office:value-type="float" office:value="2348.007" calcext:value-type="float">
            <text:p>2348.007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10A</text:p>
          </table:table-cell>
          <table:table-cell table:style-name="ce1" office:value-type="string" calcext:value-type="string">
            <text:p>10A average</text:p>
          </table:table-cell>
          <table:table-cell table:style-name="ce1" office:value-type="string" calcext:value-type="string">
            <text:p>V on 500u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calculated current</text:p>
          </table:table-cell>
          <table:table-cell/>
          <table:table-cell table:style-name="ce1" office:value-type="string" calcext:value-type="string">
            <text:p>Gain 100</text:p>
          </table:table-cell>
        </table:table-row>
        <table:table-row table:style-name="ro1">
          <table:table-cell office:value-type="float" office:value="2455.865" calcext:value-type="float">
            <text:p>2455.865</text:p>
          </table:table-cell>
          <table:table-cell table:formula="of:=AVERAGE([.A74:.A116])" office:value-type="float" office:value="2454.4976744186" calcext:value-type="float">
            <text:p>2454.4976744186</text:p>
          </table:table-cell>
          <table:table-cell office:value-type="float" office:value="5.317" calcext:value-type="float">
            <text:p>5.317</text:p>
          </table:table-cell>
          <table:table-cell table:formula="of:=AVERAGE([.C74:.C78])" office:value-type="float" office:value="5.3128" calcext:value-type="float">
            <text:p>5.3128</text:p>
          </table:table-cell>
          <table:table-cell table:formula="of:=[.D74]*2" office:value-type="float" office:value="10.6256" calcext:value-type="float">
            <text:p>10.6256</text:p>
          </table:table-cell>
          <table:table-cell/>
          <table:table-cell table:formula="of:=[.E74]/[.B74]" office:value-type="float" office:value="0.00432903241699623" calcext:value-type="float">
            <text:p>0.004329032416996</text:p>
          </table:table-cell>
        </table:table-row>
        <table:table-row table:style-name="ro1">
          <table:table-cell office:value-type="float" office:value="2453.448" calcext:value-type="float">
            <text:p>2453.448</text:p>
          </table:table-cell>
          <table:table-cell/>
          <table:table-cell office:value-type="float" office:value="5.313" calcext:value-type="float">
            <text:p>5.313</text:p>
          </table:table-cell>
          <table:table-cell table:number-columns-repeated="4"/>
        </table:table-row>
        <table:table-row table:style-name="ro1">
          <table:table-cell office:value-type="float" office:value="2451.535" calcext:value-type="float">
            <text:p>2451.535</text:p>
          </table:table-cell>
          <table:table-cell/>
          <table:table-cell office:value-type="float" office:value="5.312" calcext:value-type="float">
            <text:p>5.312</text:p>
          </table:table-cell>
          <table:table-cell table:number-columns-repeated="4"/>
        </table:table-row>
        <table:table-row table:style-name="ro1">
          <table:table-cell office:value-type="float" office:value="2455.161" calcext:value-type="float">
            <text:p>2455.161</text:p>
          </table:table-cell>
          <table:table-cell/>
          <table:table-cell office:value-type="float" office:value="5.311" calcext:value-type="float">
            <text:p>5.311</text:p>
          </table:table-cell>
          <table:table-cell table:number-columns-repeated="4"/>
        </table:table-row>
        <table:table-row table:style-name="ro1">
          <table:table-cell office:value-type="float" office:value="2454.858" calcext:value-type="float">
            <text:p>2454.858</text:p>
          </table:table-cell>
          <table:table-cell/>
          <table:table-cell office:value-type="float" office:value="5.311" calcext:value-type="float">
            <text:p>5.311</text:p>
          </table:table-cell>
          <table:table-cell table:number-columns-repeated="4"/>
        </table:table-row>
        <table:table-row table:style-name="ro1">
          <table:table-cell office:value-type="float" office:value="2453.046" calcext:value-type="float">
            <text:p>2453.046</text:p>
          </table:table-cell>
          <table:table-cell table:number-columns-repeated="6"/>
        </table:table-row>
        <table:table-row table:style-name="ro1">
          <table:table-cell office:value-type="float" office:value="2452.24" calcext:value-type="float">
            <text:p>2452.24</text:p>
          </table:table-cell>
          <table:table-cell table:number-columns-repeated="6"/>
        </table:table-row>
        <table:table-row table:style-name="ro1">
          <table:table-cell office:value-type="float" office:value="2456.167" calcext:value-type="float">
            <text:p>2456.167</text:p>
          </table:table-cell>
          <table:table-cell table:number-columns-repeated="6"/>
        </table:table-row>
        <table:table-row table:style-name="ro1">
          <table:table-cell office:value-type="float" office:value="2454.254" calcext:value-type="float">
            <text:p>2454.254</text:p>
          </table:table-cell>
          <table:table-cell table:number-columns-repeated="6"/>
        </table:table-row>
        <table:table-row table:style-name="ro1">
          <table:table-cell office:value-type="float" office:value="2455.765" calcext:value-type="float">
            <text:p>2455.765</text:p>
          </table:table-cell>
          <table:table-cell table:number-columns-repeated="6"/>
        </table:table-row>
        <table:table-row table:style-name="ro1">
          <table:table-cell office:value-type="float" office:value="2456.873" calcext:value-type="float">
            <text:p>2456.873</text:p>
          </table:table-cell>
          <table:table-cell table:number-columns-repeated="6"/>
        </table:table-row>
        <table:table-row table:style-name="ro1">
          <table:table-cell office:value-type="float" office:value="2457.275" calcext:value-type="float">
            <text:p>2457.275</text:p>
          </table:table-cell>
          <table:table-cell table:number-columns-repeated="6"/>
        </table:table-row>
        <table:table-row table:style-name="ro1">
          <table:table-cell office:value-type="float" office:value="2453.549" calcext:value-type="float">
            <text:p>2453.549</text:p>
          </table:table-cell>
          <table:table-cell table:number-columns-repeated="6"/>
        </table:table-row>
        <table:table-row table:style-name="ro1">
          <table:table-cell office:value-type="float" office:value="2456.873" calcext:value-type="float">
            <text:p>2456.873</text:p>
          </table:table-cell>
          <table:table-cell table:number-columns-repeated="6"/>
        </table:table-row>
        <table:table-row table:style-name="ro1">
          <table:table-cell office:value-type="float" office:value="2454.959" calcext:value-type="float">
            <text:p>2454.959</text:p>
          </table:table-cell>
          <table:table-cell table:number-columns-repeated="6"/>
        </table:table-row>
        <table:table-row table:style-name="ro1">
          <table:table-cell office:value-type="float" office:value="2452.542" calcext:value-type="float">
            <text:p>2452.542</text:p>
          </table:table-cell>
          <table:table-cell table:number-columns-repeated="6"/>
        </table:table-row>
        <table:table-row table:style-name="ro1">
          <table:table-cell office:value-type="float" office:value="2452.24" calcext:value-type="float">
            <text:p>2452.24</text:p>
          </table:table-cell>
          <table:table-cell table:number-columns-repeated="6"/>
        </table:table-row>
        <table:table-row table:style-name="ro1">
          <table:table-cell office:value-type="float" office:value="2454.153" calcext:value-type="float">
            <text:p>2454.153</text:p>
          </table:table-cell>
          <table:table-cell table:number-columns-repeated="6"/>
        </table:table-row>
        <table:table-row table:style-name="ro1">
          <table:table-cell office:value-type="float" office:value="2454.153" calcext:value-type="float">
            <text:p>2454.153</text:p>
          </table:table-cell>
          <table:table-cell table:number-columns-repeated="6"/>
        </table:table-row>
        <table:table-row table:style-name="ro1">
          <table:table-cell office:value-type="float" office:value="2456.973" calcext:value-type="float">
            <text:p>2456.973</text:p>
          </table:table-cell>
          <table:table-cell table:number-columns-repeated="6"/>
        </table:table-row>
        <table:table-row table:style-name="ro1">
          <table:table-cell office:value-type="float" office:value="2455.765" calcext:value-type="float">
            <text:p>2455.765</text:p>
          </table:table-cell>
          <table:table-cell table:number-columns-repeated="6"/>
        </table:table-row>
        <table:table-row table:style-name="ro1">
          <table:table-cell office:value-type="float" office:value="2454.657" calcext:value-type="float">
            <text:p>2454.657</text:p>
          </table:table-cell>
          <table:table-cell table:number-columns-repeated="6"/>
        </table:table-row>
        <table:table-row table:style-name="ro1">
          <table:table-cell office:value-type="float" office:value="2454.959" calcext:value-type="float">
            <text:p>2454.959</text:p>
          </table:table-cell>
          <table:table-cell table:number-columns-repeated="6"/>
        </table:table-row>
        <table:table-row table:style-name="ro1">
          <table:table-cell office:value-type="float" office:value="2455.06" calcext:value-type="float">
            <text:p>2455.06</text:p>
          </table:table-cell>
          <table:table-cell table:number-columns-repeated="6"/>
        </table:table-row>
        <table:table-row table:style-name="ro1">
          <table:table-cell office:value-type="float" office:value="2454.355" calcext:value-type="float">
            <text:p>2454.355</text:p>
          </table:table-cell>
          <table:table-cell table:number-columns-repeated="6"/>
        </table:table-row>
        <table:table-row table:style-name="ro1">
          <table:table-cell office:value-type="float" office:value="2453.348" calcext:value-type="float">
            <text:p>2453.348</text:p>
          </table:table-cell>
          <table:table-cell table:number-columns-repeated="6"/>
        </table:table-row>
        <table:table-row table:style-name="ro1">
          <table:table-cell office:value-type="float" office:value="2455.563" calcext:value-type="float">
            <text:p>2455.563</text:p>
          </table:table-cell>
          <table:table-cell table:number-columns-repeated="6"/>
        </table:table-row>
        <table:table-row table:style-name="ro1">
          <table:table-cell office:value-type="float" office:value="2451.636" calcext:value-type="float">
            <text:p>2451.636</text:p>
          </table:table-cell>
          <table:table-cell table:number-columns-repeated="6"/>
        </table:table-row>
        <table:table-row table:style-name="ro1">
          <table:table-cell office:value-type="float" office:value="2453.146" calcext:value-type="float">
            <text:p>2453.146</text:p>
          </table:table-cell>
          <table:table-cell table:number-columns-repeated="6"/>
        </table:table-row>
        <table:table-row table:style-name="ro1">
          <table:table-cell office:value-type="float" office:value="2452.341" calcext:value-type="float">
            <text:p>2452.341</text:p>
          </table:table-cell>
          <table:table-cell table:number-columns-repeated="6"/>
        </table:table-row>
        <table:table-row table:style-name="ro1">
          <table:table-cell office:value-type="float" office:value="2456.57" calcext:value-type="float">
            <text:p>2456.57</text:p>
          </table:table-cell>
          <table:table-cell table:number-columns-repeated="6"/>
        </table:table-row>
        <table:table-row table:style-name="ro1">
          <table:table-cell office:value-type="float" office:value="2455.06" calcext:value-type="float">
            <text:p>2455.06</text:p>
          </table:table-cell>
          <table:table-cell table:number-columns-repeated="6"/>
        </table:table-row>
        <table:table-row table:style-name="ro1">
          <table:table-cell office:value-type="float" office:value="2455.563" calcext:value-type="float">
            <text:p>2455.563</text:p>
          </table:table-cell>
          <table:table-cell table:number-columns-repeated="6"/>
        </table:table-row>
        <table:table-row table:style-name="ro1">
          <table:table-cell office:value-type="float" office:value="2452.441" calcext:value-type="float">
            <text:p>2452.441</text:p>
          </table:table-cell>
          <table:table-cell table:number-columns-repeated="6"/>
        </table:table-row>
        <table:table-row table:style-name="ro1">
          <table:table-cell office:value-type="float" office:value="2453.046" calcext:value-type="float">
            <text:p>2453.046</text:p>
          </table:table-cell>
          <table:table-cell table:number-columns-repeated="6"/>
        </table:table-row>
        <table:table-row table:style-name="ro1">
          <table:table-cell office:value-type="float" office:value="2454.758" calcext:value-type="float">
            <text:p>2454.758</text:p>
          </table:table-cell>
          <table:table-cell table:number-columns-repeated="6"/>
        </table:table-row>
        <table:table-row table:style-name="ro1">
          <table:table-cell office:value-type="float" office:value="2457.678" calcext:value-type="float">
            <text:p>2457.678</text:p>
          </table:table-cell>
          <table:table-cell table:number-columns-repeated="6"/>
        </table:table-row>
        <table:table-row table:style-name="ro1">
          <table:table-cell office:value-type="float" office:value="2454.053" calcext:value-type="float">
            <text:p>2454.053</text:p>
          </table:table-cell>
          <table:table-cell table:number-columns-repeated="6"/>
        </table:table-row>
        <table:table-row table:style-name="ro1">
          <table:table-cell office:value-type="float" office:value="2455.06" calcext:value-type="float">
            <text:p>2455.06</text:p>
          </table:table-cell>
          <table:table-cell table:number-columns-repeated="6"/>
        </table:table-row>
        <table:table-row table:style-name="ro1">
          <table:table-cell office:value-type="float" office:value="2453.549" calcext:value-type="float">
            <text:p>2453.549</text:p>
          </table:table-cell>
          <table:table-cell table:number-columns-repeated="6"/>
        </table:table-row>
        <table:table-row table:style-name="ro1">
          <table:table-cell office:value-type="float" office:value="2454.153" calcext:value-type="float">
            <text:p>2454.153</text:p>
          </table:table-cell>
          <table:table-cell table:number-columns-repeated="6"/>
        </table:table-row>
        <table:table-row table:style-name="ro1">
          <table:table-cell office:value-type="float" office:value="2455.161" calcext:value-type="float">
            <text:p>2455.161</text:p>
          </table:table-cell>
          <table:table-cell table:number-columns-repeated="6"/>
        </table:table-row>
        <table:table-row table:style-name="ro1">
          <table:table-cell office:value-type="float" office:value="2453.549" calcext:value-type="float">
            <text:p>2453.5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 style:data-style-name="N2" text:time-value="14:56:47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09T15:34:51.260000000</dc:date>
    <meta:editing-duration>PT3H2M45S</meta:editing-duration>
    <meta:editing-cycles>60</meta:editing-cycles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603cm" svg:y="0.379cm" svg:width="11.0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6472">
                <text:p>2.046472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46472">
                <text:p>2.046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46305">
                <text:p>2.046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6188">
                <text:p>2.046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46491">
                <text:p>2.046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46491">
                <text:p>2.046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46569">
                <text:p>2.046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46569">
                <text:p>2.046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46376">
                <text:p>2.04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6516">
                <text:p>2.046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6305">
                <text:p>2.046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46305">
                <text:p>2.046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6386">
                <text:p>2.0463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6549">
                <text:p>2.046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46305">
                <text:p>2.0463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6305">
                <text:p>2.046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4621">
                <text:p>2.046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4621">
                <text:p>2.04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